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32cd32" draw:textarea-horizontal-align="justify" draw:textarea-vertical-align="middle" draw:auto-grow-height="false" fo:min-height="3.75cm" fo:min-width="7.5cm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32cd32"/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8cm" svg:height="4cm" svg:x="2.859cm" svg:y="3.141cm">
          <text:p/>
          <draw:enhanced-geometry svg:viewBox="0 0 21600 21600" draw:extrusion="true" draw:extrusion-diffusion="100%" draw:extrusion-viewpoint="(0cm 0cm 25cm)" draw:extrusion-origin="0 0" draw:extrusion-skew="0 0" draw:extrusion-first-light-direction="(0 0 10000)" draw:extrusion-second-light-direction="(0 0 10000)" draw:extrusion-rotation-angle="-20 -30" draw:extrusion-depth="5cm 0" draw:type="rectangle" draw:enhanced-path="M 0 0 L 21600 0 21600 21600 0 21600 0 0 Z N"/>
        </draw:custom-shape>
        <draw:custom-shape draw:style-name="gr1" draw:text-style-name="P1" draw:layer="layout" svg:width="8cm" svg:height="4cm" svg:x="16.497cm" svg:y="3.248cm">
          <text:p/>
          <draw:enhanced-geometry svg:viewBox="0 0 21600 21600" draw:extrusion="true" draw:extrusion-diffusion="100%" draw:extrusion-viewpoint="(0cm 0cm 25cm)" draw:extrusion-origin="0 0" draw:extrusion-skew="0 0" draw:extrusion-first-light-direction="(0 0 10000)" draw:extrusion-second-light-direction="(0 0 10000)" draw:extrusion-rotation-angle="-20 -30" draw:extrusion-depth="5cm 0" draw:mirror-vertical="true" draw:type="rectangle" draw:enhanced-path="M 0 0 L 21600 0 21600 21600 0 21600 0 0 Z N"/>
        </draw:custom-shape>
        <draw:custom-shape draw:style-name="gr1" draw:text-style-name="P1" draw:layer="layout" svg:width="8cm" svg:height="4cm" svg:x="16.814cm" svg:y="10.233cm">
          <text:p/>
          <draw:enhanced-geometry svg:viewBox="0 0 21600 21600" draw:extrusion="true" draw:extrusion-diffusion="100%" draw:extrusion-viewpoint="(0cm 0cm 25cm)" draw:extrusion-origin="0 0" draw:extrusion-skew="0 0" draw:extrusion-first-light-direction="(0 0 10000)" draw:extrusion-second-light-direction="(0 0 10000)" draw:extrusion-rotation-angle="-20 -30" draw:extrusion-depth="5cm 0" draw:mirror-horizontal="true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Regina Henschel</meta:initial-creator>
    <meta:creation-date>2024-03-29T19:07:55.604000000</meta:creation-date>
    <dc:date>2024-03-29T20:13:28.915000000</dc:date>
    <meta:editing-duration>PT17M24S</meta:editing-duration>
    <meta:editing-cycles>2</meta:editing-cycles>
    <meta:generator>LibreOfficeDev/24.8.0.0.alpha0$Windows_X86_64 LibreOffice_project/336c8e3c830e4d6dbe14d00ed80bc99afe4c1510</meta:generator>
    <meta:document-statistic meta:object-count="26"/>
  </office:meta>
</office:document-meta>
</file>